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color="#ff3333" fo:font-size="18pt" style:font-size-asian="18pt" style:font-size-complex="18pt"/>
    </style:style>
    <style:style style:name="P2" style:family="paragraph" style:parent-style-name="Text_20_body">
      <style:paragraph-properties fo:text-align="start" style:justify-single-word="false"/>
      <style:text-properties fo:color="#000000"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ff3333" fo:font-size="20pt" style:font-size-asian="20pt" style:font-size-complex="20pt"/>
    </style:style>
    <style:style style:name="P5" style:family="paragraph" style:parent-style-name="Standard">
      <style:paragraph-properties fo:text-align="start" style:justify-single-word="false"/>
      <style:text-properties fo:color="#ff3333" fo:font-size="20pt" style:font-size-asian="20pt" style:font-size-complex="20pt"/>
    </style:style>
    <style:style style:name="P6" style:family="paragraph" style:parent-style-name="Standard">
      <style:paragraph-properties fo:text-align="start" style:justify-single-word="false"/>
      <style:text-properties fo:color="#ff3333" fo:font-size="18pt" style:font-size-asian="18pt" style:font-size-complex="18pt"/>
    </style:style>
    <style:style style:name="P7" style:family="paragraph" style:parent-style-name="Standard">
      <style:paragraph-properties fo:text-align="start" style:justify-single-word="false"/>
      <style:text-properties fo:color="#000000" fo:font-size="18pt" style:font-size-asian="18pt" style:font-size-complex="18pt"/>
    </style:style>
    <style:style style:name="P8" style:family="paragraph" style:parent-style-name="Standard" style:list-style-name="L1">
      <style:paragraph-properties fo:text-align="start" style:justify-single-word="false"/>
      <style:text-properties fo:color="#000000" fo:font-size="18pt" style:font-size-asian="18pt" style:font-size-complex="18pt"/>
    </style:style>
    <style:style style:name="P9" style:family="paragraph" style:parent-style-name="Standard" style:list-style-name="L2">
      <style:paragraph-properties fo:text-align="start" style:justify-single-word="false"/>
      <style:text-properties fo:color="#000000" fo:font-size="18pt" style:font-size-asian="18pt" style:font-size-complex="18pt"/>
    </style:style>
    <style:style style:name="T1"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IO NON HO PAURA(NICCOLO' AMMANITI)</text:p>
      <text:p text:style-name="P5"/>
      <text:p text:style-name="P6">Introduzione</text:p>
      <text:p text:style-name="P6"><text:span text:style-name="T1">“Io non ho paura” è un romanzo scritto da Niccolò Ammaniti che narra le vicende di Michele Amitrano, un bambino di nove anni residente ad Acqua Traverse(luogo inventato) che scopre un segreto agghiacciante. </text:span></text:p>
      <text:p text:style-name="P6"><text:span text:style-name="T1">La storia è ambientata nel 1978.</text:span></text:p>
      <text:p text:style-name="P6"><text:span text:style-name="T1">Il romanzo viene pubblicato per la prima volta nel 2001. Durante il Salone del Libro di Torino, l'autore del libro in persona, Niccolò Ammaniti, raccontò da dove fosse venuta l'idea per la stesura del romanzo. Egli dichiarò:</text:span></text:p>
      <text:p text:style-name="P1">«<text:span text:style-name="Emphasis">Io non ho paura è nato durante un viaggio nel Sud Italia, sulla strada verso la Puglia, a giugno, quando il grano è alto. Passavo lungo una strada interminabile, fiancheggiata da colline di grano. Mi sono fermato a guardare e ho capito che volevo descriverlo. Mi piaceva l'idea. </text:span><text:span text:style-name="Emphasis"><text:span text:style-name="Strong_20_Emphasis">Il grano si usa per fare le cose buone, ma sotto è pieno di cose cattive che ti pungono, ti mordono, ti possono fare del male</text:span></text:span>».</text:p>
      <text:p text:style-name="P2">Sempre nel 2003, ne è stato tratto anche un film, dal regista Gabriele Salvatores, la cui sceneggiatura è stata scritta dallo stesso Ammaniti.</text:p>
      <text:p text:style-name="P6"><text:span text:style-name="T1"/></text:p>
      <text:p text:style-name="P6"><text:span text:style-name="T1"/></text:p>
      <text:p text:style-name="P6">Storia</text:p>
      <text:p text:style-name="P7">Michele Amitrano, 9 anni, vive con la sua famiglia ad Acqua Traverse, suo padre un camionista che vuole cambiare vita, sua madre, una casalinga e sua sorella più piccola, Maria.</text:p>
      <text:p text:style-name="P7">La scuola è chiusa per le vacanze e stive e Michele passa il tempo con i suoi amici fra cui spicca “Teschio”, il leader del gruppo.</text:p>
      <text:p text:style-name="P7">Un giorno, in seguito alla perdita di una scommessa per colpa di sua sorella Maria, Michele è costretto ad entrare in una masseria abbandonata. Vagando per l'edificio, scopre con molta sorpresa, un <text:soft-page-break/>buco nascosto nel terreno, chiuso da una botola, in cui gli sembra di vedere dall'alto un corpo nascosto da un lenzuolo. Turbato, Michele ritorna a casa senza rivelare nulla dell'esperienza appena vissuta.</text:p>
      <text:p text:style-name="P7">Nonostante ciò. Michele è scosso e nei giorni successivi il pensiero gli ritorna sempre a quella casa abbandonata. Decide perciò di recarsi lì nuovamente e scopre che sotto quel buco è nascosto un bambino, Filippo, che è stato rapito. I due fanno presto amicizia, ma nei giorni successivi Michele scopre che dietro al rapimento c'è una banda che comprende anche suo padre.</text:p>
      <text:p text:style-name="P7">Decide di confidarsi con il suo amico, Salvatore, che però lo tradisce, rivelando tutto a Felice, un paesano, in cambio di un giro in macchina. A Michele viene dunque severamente proibito dal padre di tornare in quella casa, il quale minaccia persino di uccidere il bimbo. Michele però si rifiuta di obbedire e un giorno con un gruppo di amici si fa coraggio e torna da Filippo, che però nel frattempo è stato spostato in un altro luogo, vicino alla gravina. Michele, per giunta, viene anche a sapere che il piano è cambiato: vogliono uccidere Filippo.</text:p>
      <text:p text:style-name="P7">Quella stessa notte si mette alla ricerca dell'amico e lo trova. Filippo però è troppo debole per potersi muovere da solo. Spronato e aiutato dall'amico riesce finalmente a liberarsi. Il padre di Michele, che era di guardia, vede i due bambini, spara e ne ferisce uno alla gamba. Ma il ragazzo ferito non è Filippo, è Michele, che poco dopo sviene. Viene salvato dall'intervento dei soccorritori. </text:p>
      <text:p text:style-name="P7"/>
      <text:p text:style-name="P6">Personaggi principali</text:p>
      <text:list xml:id="list4065899180903696474" text:style-name="L1">
        <text:list-item>
          <text:p text:style-name="P8">Michele Amitrano: bambino di 9 anni protragonista della storia.</text:p>
        </text:list-item>
        <text:list-item>
          <text:p text:style-name="P8">Filippo: bambino rapito dalla banda, figlio di un ricco imprenditore. Diventerà amico di Michele nel corso della storia.</text:p>
        </text:list-item>
        <text:list-item>
          <text:p text:style-name="P8">Maria: sorellina di Michele.</text:p>
        </text:list-item>
        <text:list-item>
          <text:p text:style-name="P8"><text:soft-page-break/>“Il Teschio”: un ragazzino dodicenne, il più grande del gruppo.</text:p>
        </text:list-item>
        <text:list-item>
          <text:p text:style-name="P8">Salvatore: amico di Michele, lo tradisce quando quest'ultimo gli rileva il suo più grande segreto in cambio di un giro in macchina.</text:p>
        </text:list-item>
        <text:list-item>
          <text:p text:style-name="P8">Pino Amitrano, padre di Michele: camionista che aspira a cambiare vita. Si rende complice nel rapimento di Filippo.</text:p>
        </text:list-item>
      </text:list>
      <text:p text:style-name="P7"/>
      <text:p text:style-name="P6">Personaggi secondari</text:p>
      <text:list xml:id="list6424872026704071931" text:style-name="L2">
        <text:list-item>
          <text:p text:style-name="P9">Sergio Matera: uomo a capo della banda che ha rapito Filippo. In passato la sua vita è stata sconvolta da un triste evento, il suicidio di suo figlio.</text:p>
        </text:list-item>
        <text:list-item>
          <text:p text:style-name="P9">Felice Natale: fratello maggiore del Teschio, un personaggio molto negativo che picchia i più deboli e buca il pallone ai bambini. E' anche l'esecutore materiale del sequestro. Non mostra nemmeno alla fine alcun sentimento di pietà o di pentimento.</text:p>
        </text:list-item>
        <text:list-item>
          <text:p text:style-name="P9">Teresa, la madre di Michele: una bella casalinga, figura importante per la famiglia, ma anche vittima che subisce le decisioni del marito e dei complici.</text:p>
        </text:list-item>
      </text:list>
      <text:p text:style-name="P7"/>
      <text:p text:style-name="P6">Tema principale della storia</text:p>
      <text:p text:style-name="P7">Il tema principale del romanzo è la solidarietà tra esseri umani, in questo caso, la solidarietà che viene a crearsi tra Michele e Filippo. L'autore fa anche molto leva sulla difficilissima scelta che Michele deve fare, fra tradire il padre o aiutare l'amico oppresso, Filippo. Ed è proprio su questo punto che viene fuori il messaggio più importante di tutta la storia, ovvero non aver paura di fare la cosa giusta, scegliere il bene al posto del male, anche se questo comporta un grande sacrificio personale. </text:p>
      <text:list xml:id="list37555103" text:continue-list="list4065899180903696474" text:style-name="L1">
        <text:list-header>
          <text:p text:style-name="P8"/>
        </text:list-header>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5T16:31:03.29</meta:creation-date>
    <meta:document-statistic meta:table-count="0" meta:image-count="0" meta:object-count="0" meta:page-count="3" meta:paragraph-count="27" meta:word-count="802" meta:character-count="4756"/>
    <dc:date>2017-09-25T17:36:48.32</dc:date>
    <meta:editing-duration>PT2M4S</meta:editing-duration>
    <meta:editing-cycles>1</meta:editing-cycles>
    <meta:generator>OpenOffice/4.1.0$Win32 OpenOffice.org_project/410m18$Build-9764</meta:generator>
  </office:meta>
</office:document-meta>
</file>